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 fo:line-height="137%"/>
      <style:text-properties style:font-name="Arial" fo:color="#000000"/>
    </style:style>
    <style:style style:name="P2" style:parent-style-name="Textbody" style:family="paragraph">
      <style:paragraph-properties fo:margin-bottom="0in" fo:line-height="137%"/>
      <style:text-properties style:font-name="Arial" fo:color="#000000"/>
    </style:style>
    <style:style style:name="P3" style:parent-style-name="Textbody" style:family="paragraph">
      <style:paragraph-properties fo:margin-bottom="0in" fo:line-height="137%"/>
      <style:text-properties style:font-name="Arial" fo:color="#000000" style:text-underline-type="single" style:text-underline-style="solid" style:text-underline-width="auto" style:text-underline-mode="continuous"/>
    </style:style>
    <style:style style:name="P4" style:parent-style-name="Textbody" style:list-style-name="LFO1" style:family="paragraph">
      <style:paragraph-properties fo:margin-bottom="0in" fo:line-height="137%"/>
    </style:style>
    <style:style style:name="T5" style:parent-style-name="DefaultParagraphFont" style:family="text">
      <style:text-properties style:font-name="Arial" fo:color="#000000"/>
    </style:style>
    <style:style style:name="T6" style:parent-style-name="DefaultParagraphFont" style:family="text">
      <style:text-properties style:font-name="Arial" fo:font-style="italic" style:font-style-asian="italic" fo:color="#000000"/>
    </style:style>
    <style:style style:name="T7" style:parent-style-name="DefaultParagraphFont" style:family="text">
      <style:text-properties style:font-name="Arial" fo:color="#000000"/>
    </style:style>
    <style:style style:name="P8" style:parent-style-name="Textbody" style:list-style-name="LFO1" style:family="paragraph">
      <style:paragraph-properties fo:margin-bottom="0in" fo:line-height="137%"/>
      <style:text-properties style:font-name="Arial" fo:color="#000000"/>
    </style:style>
    <style:style style:name="P9" style:parent-style-name="Textbody" style:list-style-name="LFO1" style:family="paragraph">
      <style:paragraph-properties fo:margin-bottom="0in" fo:line-height="137%"/>
    </style:style>
    <style:style style:name="T10" style:parent-style-name="DefaultParagraphFont" style:family="text">
      <style:text-properties style:font-name="Arial" fo:color="#000000"/>
    </style:style>
    <style:style style:name="T11" style:parent-style-name="DefaultParagraphFont" style:family="text">
      <style:text-properties style:font-name="Arial" fo:font-style="italic" style:font-style-asian="italic" fo:color="#000000"/>
    </style:style>
    <style:style style:name="T12" style:parent-style-name="DefaultParagraphFont" style:family="text">
      <style:text-properties style:font-name="Arial" fo:color="#000000"/>
    </style:style>
    <style:style style:name="P13" style:parent-style-name="Textbody" style:list-style-name="LFO1" style:family="paragraph">
      <style:paragraph-properties fo:margin-bottom="0in" fo:line-height="137%"/>
    </style:style>
    <style:style style:name="T14" style:parent-style-name="DefaultParagraphFont" style:family="text">
      <style:text-properties style:font-name="Arial" fo:color="#000000"/>
    </style:style>
    <style:style style:name="T15" style:parent-style-name="DefaultParagraphFont" style:family="text">
      <style:text-properties style:font-name="Arial" fo:font-style="italic" style:font-style-asian="italic" fo:color="#000000"/>
    </style:style>
    <style:style style:name="T16" style:parent-style-name="DefaultParagraphFont" style:family="text">
      <style:text-properties style:font-name="Arial" fo:color="#000000"/>
    </style:style>
    <style:style style:name="P17" style:parent-style-name="Textbody" style:list-style-name="LFO1" style:family="paragraph">
      <style:paragraph-properties fo:margin-bottom="0in" fo:line-height="137%"/>
    </style:style>
    <style:style style:name="T18" style:parent-style-name="DefaultParagraphFont" style:family="text">
      <style:text-properties style:font-name="Arial" fo:color="#000000"/>
    </style:style>
    <style:style style:name="T19" style:parent-style-name="DefaultParagraphFont" style:family="text">
      <style:text-properties style:font-name="Arial" fo:font-style="italic" style:font-style-asian="italic" fo:color="#000000"/>
    </style:style>
    <style:style style:name="T20" style:parent-style-name="DefaultParagraphFont" style:family="text">
      <style:text-properties style:font-name="Arial" fo:color="#000000"/>
    </style:style>
    <style:style style:name="P21" style:parent-style-name="Textbody" style:list-style-name="LFO1" style:family="paragraph">
      <style:paragraph-properties fo:margin-bottom="0in" fo:line-height="137%"/>
    </style:style>
    <style:style style:name="T22" style:parent-style-name="DefaultParagraphFont" style:family="text">
      <style:text-properties style:font-name="Arial" fo:color="#000000"/>
    </style:style>
    <style:style style:name="T23" style:parent-style-name="DefaultParagraphFont" style:family="text">
      <style:text-properties style:font-name="Arial" fo:color="#000000"/>
    </style:style>
    <style:style style:name="T24" style:parent-style-name="DefaultParagraphFont" style:family="text">
      <style:text-properties style:font-name="Arial" fo:font-style="italic" style:font-style-asian="italic" fo:color="#000000"/>
    </style:style>
    <style:style style:name="T25" style:parent-style-name="DefaultParagraphFont" style:family="text">
      <style:text-properties style:font-name="Arial" fo:color="#000000"/>
    </style:style>
    <style:style style:name="P26" style:parent-style-name="Textbody" style:list-style-name="LFO1" style:family="paragraph">
      <style:paragraph-properties fo:margin-bottom="0in" fo:line-height="137%"/>
    </style:style>
    <style:style style:name="T27" style:parent-style-name="DefaultParagraphFont" style:family="text">
      <style:text-properties style:font-name="Arial" fo:color="#000000"/>
    </style:style>
    <style:style style:name="T28" style:parent-style-name="DefaultParagraphFont" style:family="text">
      <style:text-properties style:font-name="Arial" fo:font-style="italic" style:font-style-asian="italic" fo:color="#000000"/>
    </style:style>
    <style:style style:name="T29" style:parent-style-name="DefaultParagraphFont" style:family="text">
      <style:text-properties style:font-name="Arial" fo:color="#000000"/>
    </style:style>
    <style:style style:name="P30" style:parent-style-name="Textbody" style:list-style-name="LFO1" style:family="paragraph">
      <style:paragraph-properties fo:margin-bottom="0in" fo:line-height="137%"/>
      <style:text-properties style:font-name="Arial" fo:color="#000000"/>
    </style:style>
    <style:style style:name="P31" style:parent-style-name="Textbody" style:family="paragraph">
      <style:paragraph-properties fo:margin-bottom="0in" fo:line-height="137%"/>
      <style:text-properties style:font-name="Arial" fo:color="#000000" style:text-underline-type="single" style:text-underline-style="solid" style:text-underline-width="auto" style:text-underline-mode="continuous"/>
    </style:style>
    <style:style style:name="P32" style:parent-style-name="Textbody" style:list-style-name="LFO2" style:family="paragraph">
      <style:paragraph-properties fo:margin-bottom="0in" fo:line-height="137%"/>
      <style:text-properties style:font-name="Arial" fo:color="#000000"/>
    </style:style>
    <style:style style:name="P33" style:parent-style-name="Textbody" style:family="paragraph">
      <style:paragraph-properties fo:margin-bottom="0in" fo:line-height="137%"/>
    </style:style>
    <style:style style:name="T34" style:parent-style-name="DefaultParagraphFont" style:family="text">
      <style:text-properties style:font-name="Arial" fo:color="#000000"/>
    </style:style>
    <style:style style:name="T35" style:parent-style-name="DefaultParagraphFont" style:family="text">
      <style:text-properties style:font-name="Arial" fo:color="#000000"/>
    </style:style>
    <style:style style:name="T36" style:parent-style-name="DefaultParagraphFont" style:family="text">
      <style:text-properties style:font-name="Arial" fo:font-style="italic" style:font-style-asian="italic" fo:color="#000000"/>
    </style:style>
    <style:style style:name="T37" style:parent-style-name="DefaultParagraphFont" style:family="text">
      <style:text-properties style:font-name="Arial" fo:color="#000000"/>
    </style:style>
    <style:style style:name="T38" style:parent-style-name="DefaultParagraphFont" style:family="text">
      <style:text-properties style:font-name="Arial" fo:font-style="italic" style:font-style-asian="italic"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style:font-name="Arial" fo:color="#000000"/>
    </style:style>
    <style:style style:name="P41" style:parent-style-name="Textbody" style:family="paragraph">
      <style:paragraph-properties fo:margin-bottom="0in" fo:line-height="137%"/>
    </style:style>
    <style:style style:name="T42" style:parent-style-name="DefaultParagraphFont" style:family="text">
      <style:text-properties style:font-name="Arial" fo:color="#000000"/>
    </style:style>
    <style:style style:name="T43" style:parent-style-name="DefaultParagraphFont" style:family="text">
      <style:text-properties style:font-name="Arial" fo:color="#000000"/>
    </style:style>
    <style:style style:name="T44" style:parent-style-name="DefaultParagraphFont" style:family="text">
      <style:text-properties style:font-name="Arial" fo:font-style="italic" style:font-style-asian="italic" fo:color="#000000"/>
    </style:style>
    <style:style style:name="T45" style:parent-style-name="DefaultParagraphFont" style:family="text">
      <style:text-properties style:font-name="Arial" fo:color="#000000"/>
    </style:style>
    <style:style style:name="T46" style:parent-style-name="DefaultParagraphFont" style:family="text">
      <style:text-properties style:font-name="Arial" fo:font-style="italic" style:font-style-asian="italic" fo:color="#000000"/>
    </style:style>
    <style:style style:name="T47" style:parent-style-name="DefaultParagraphFont" style:family="text">
      <style:text-properties style:font-name="Arial" fo:color="#000000"/>
    </style:style>
    <style:style style:name="P48" style:parent-style-name="Textbody" style:family="paragraph">
      <style:paragraph-properties fo:margin-bottom="0in" fo:line-height="137%"/>
    </style:style>
    <style:style style:name="T49" style:parent-style-name="DefaultParagraphFont" style:family="text">
      <style:text-properties style:font-name="Arial" fo:color="#000000"/>
    </style:style>
    <style:style style:name="T50" style:parent-style-name="DefaultParagraphFont" style:family="text">
      <style:text-properties style:font-name="Arial" fo:color="#000000"/>
    </style:style>
    <style:style style:name="T51" style:parent-style-name="DefaultParagraphFont" style:family="text">
      <style:text-properties style:font-name="Arial" fo:font-style="italic" style:font-style-asian="italic" fo:color="#000000"/>
    </style:style>
    <style:style style:name="T52" style:parent-style-name="DefaultParagraphFont" style:family="text">
      <style:text-properties style:font-name="Arial" fo:color="#000000"/>
    </style:style>
    <style:style style:name="T53" style:parent-style-name="DefaultParagraphFont" style:family="text">
      <style:text-properties style:font-name="Arial" fo:font-style="italic" style:font-style-asian="italic" fo:color="#000000"/>
    </style:style>
    <style:style style:name="T54" style:parent-style-name="DefaultParagraphFont" style:family="text">
      <style:text-properties style:font-name="Arial" fo:color="#000000"/>
    </style:style>
    <style:style style:name="T55" style:parent-style-name="DefaultParagraphFont" style:family="text">
      <style:text-properties style:font-name="Arial" fo:font-style="italic" style:font-style-asian="italic" fo:color="#000000"/>
    </style:style>
    <style:style style:name="T56" style:parent-style-name="DefaultParagraphFont" style:family="text">
      <style:text-properties style:font-name="Arial" fo:color="#000000"/>
    </style:style>
    <style:style style:name="T57" style:parent-style-name="DefaultParagraphFont" style:family="text">
      <style:text-properties style:font-name="Arial" fo:color="#000000"/>
    </style:style>
    <style:style style:name="T58" style:parent-style-name="DefaultParagraphFont" style:family="text">
      <style:text-properties style:font-name="Arial" fo:font-style="italic" style:font-style-asian="italic" fo:color="#000000"/>
    </style:style>
    <style:style style:name="T59" style:parent-style-name="DefaultParagraphFont" style:family="text">
      <style:text-properties style:font-name="Arial" fo:color="#000000"/>
    </style:style>
    <style:style style:name="T60" style:parent-style-name="DefaultParagraphFont" style:family="text">
      <style:text-properties style:font-name="Arial" fo:font-style="italic" style:font-style-asian="italic" fo:color="#000000"/>
    </style:style>
    <style:style style:name="T61" style:parent-style-name="DefaultParagraphFont" style:family="text">
      <style:text-properties style:font-name="Arial" fo:color="#000000"/>
    </style:style>
    <style:style style:name="P62" style:parent-style-name="Textbody" style:family="paragraph">
      <style:paragraph-properties fo:margin-bottom="0in" fo:line-height="137%"/>
    </style:style>
    <style:style style:name="T63" style:parent-style-name="DefaultParagraphFont" style:family="text">
      <style:text-properties style:font-name="Arial" fo:color="#000000"/>
    </style:style>
    <style:style style:name="T64" style:parent-style-name="DefaultParagraphFont" style:family="text">
      <style:text-properties style:font-name="Arial" fo:font-style="italic" style:font-style-asian="italic"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style:font-name="Arial" fo:color="#000000"/>
    </style:style>
    <style:style style:name="P67" style:parent-style-name="Textbody" style:family="paragraph">
      <style:paragraph-properties fo:break-before="page" fo:margin-bottom="0in" fo:line-height="137%"/>
      <style:text-properties style:font-name="Arial" fo:color="#000000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69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70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71" style:parent-style-name="Textbody" style:family="paragraph">
      <style:paragraph-properties fo:margin-bottom="0in" fo:line-height="137%"/>
    </style:style>
    <style:style style:name="T72" style:parent-style-name="DefaultParagraphFont" style:family="text">
      <style:text-properties style:font-name="Arial" fo:font-style="italic" style:font-style-asian="italic" fo:color="#000000"/>
    </style:style>
    <style:style style:name="T73" style:parent-style-name="DefaultParagraphFont" style:family="text">
      <style:text-properties style:font-name="Arial" fo:color="#000000"/>
    </style:style>
    <style:style style:name="P74" style:parent-style-name="Textbody" style:family="paragraph">
      <style:paragraph-properties fo:margin-bottom="0in" fo:line-height="137%"/>
    </style:style>
    <style:style style:name="T75" style:parent-style-name="DefaultParagraphFont" style:family="text">
      <style:text-properties style:font-name="Arial" fo:font-style="italic" style:font-style-asian="italic" fo:color="#000000"/>
    </style:style>
    <style:style style:name="T76" style:parent-style-name="DefaultParagraphFont" style:family="text">
      <style:text-properties style:font-name="Arial" fo:color="#000000"/>
    </style:style>
    <style:style style:name="T77" style:parent-style-name="DefaultParagraphFont" style:family="text">
      <style:text-properties style:font-name="Arial" fo:color="#000000"/>
    </style:style>
    <style:style style:name="P78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79" style:parent-style-name="Textbody" style:family="paragraph">
      <style:paragraph-properties fo:margin-bottom="0in" fo:line-height="137%"/>
      <style:text-properties style:font-name="Arial" fo:color="#000000"/>
    </style:style>
    <style:style style:name="P80" style:parent-style-name="Textbody" style:family="paragraph">
      <style:paragraph-properties fo:margin-bottom="0in" fo:line-height="137%"/>
    </style:style>
    <style:style style:name="T81" style:parent-style-name="DefaultParagraphFont" style:family="text">
      <style:text-properties style:font-name="Arial" fo:color="#000000"/>
    </style:style>
    <style:style style:name="T82" style:parent-style-name="DefaultParagraphFont" style:family="text">
      <style:text-properties style:font-name="Arial" fo:font-style="italic" style:font-style-asian="italic" fo:color="#000000"/>
    </style:style>
    <style:style style:name="T83" style:parent-style-name="DefaultParagraphFont" style:family="text">
      <style:text-properties style:font-name="Arial" fo:color="#000000"/>
    </style:style>
    <style:style style:name="T84" style:parent-style-name="DefaultParagraphFont" style:family="text">
      <style:text-properties style:font-name="Arial" fo:font-style="italic" style:font-style-asian="italic" fo:color="#000000"/>
    </style:style>
    <style:style style:name="T85" style:parent-style-name="DefaultParagraphFont" style:family="text">
      <style:text-properties style:font-name="Arial" fo:color="#000000"/>
    </style:style>
    <style:style style:name="T86" style:parent-style-name="DefaultParagraphFont" style:family="text">
      <style:text-properties style:font-name="Arial" fo:color="#000000"/>
    </style:style>
    <style:style style:name="T87" style:parent-style-name="DefaultParagraphFont" style:family="text">
      <style:text-properties style:font-name="Arial" fo:font-style="italic" style:font-style-asian="italic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style:font-name="Arial" fo:color="#000000"/>
    </style:style>
    <style:style style:name="P90" style:parent-style-name="Textbody" style:family="paragraph">
      <style:paragraph-properties fo:margin-bottom="0in" fo:line-height="137%"/>
      <style:text-properties style:font-name="Arial" fo:color="#000000"/>
    </style:style>
    <style:style style:name="P91" style:parent-style-name="Textbody" style:family="paragraph">
      <style:paragraph-properties fo:margin-bottom="0in" fo:line-height="137%"/>
    </style:style>
    <style:style style:name="T92" style:parent-style-name="DefaultParagraphFont" style:family="text">
      <style:text-properties style:font-name="Arial" fo:color="#000000"/>
    </style:style>
    <style:style style:name="T93" style:parent-style-name="DefaultParagraphFont" style:family="text">
      <style:text-properties style:font-name="Arial" fo:font-style="italic" style:font-style-asian="italic" fo:color="#000000"/>
    </style:style>
    <style:style style:name="T94" style:parent-style-name="DefaultParagraphFont" style:family="text">
      <style:text-properties style:font-name="Arial" fo:color="#000000"/>
    </style:style>
    <style:style style:name="T95" style:parent-style-name="DefaultParagraphFont" style:family="text">
      <style:text-properties style:font-name="Arial" fo:color="#000000"/>
    </style:style>
    <style:style style:name="P96" style:parent-style-name="Textbody" style:family="paragraph">
      <style:paragraph-properties fo:margin-bottom="0in" fo:line-height="137%"/>
      <style:text-properties style:font-name="Arial" fo:color="#000000"/>
    </style:style>
    <style:style style:name="P97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98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99" style:parent-style-name="Textbody" style:family="paragraph">
      <style:paragraph-properties fo:margin-bottom="0in" fo:line-height="137%"/>
      <style:text-properties fo:color="#000000"/>
    </style:style>
    <style:style style:name="P100" style:parent-style-name="Textbody" style:family="paragraph">
      <style:paragraph-properties fo:margin-bottom="0in" fo:line-height="137%"/>
      <style:text-properties style:font-name="Arial" fo:font-style="italic" style:font-style-asian="italic" fo:color="#000000"/>
    </style:style>
    <style:style style:name="P101" style:parent-style-name="Textbody" style:family="paragraph">
      <style:paragraph-properties fo:margin-bottom="0in" fo:line-height="137%"/>
    </style:style>
    <style:style style:name="T102" style:parent-style-name="DefaultParagraphFont" style:family="text">
      <style:text-properties style:font-name="Arial" fo:color="#000000"/>
    </style:style>
    <style:style style:name="T103" style:parent-style-name="DefaultParagraphFont" style:family="text">
      <style:text-properties style:font-name="Arial" fo:font-style="italic" style:font-style-asian="italic" fo:color="#000000"/>
    </style:style>
    <style:style style:name="T104" style:parent-style-name="DefaultParagraphFont" style:family="text">
      <style:text-properties style:font-name="Arial" fo:font-style="italic" style:font-style-asian="italic" fo:color="#000000"/>
    </style:style>
    <style:style style:name="P105" style:parent-style-name="Textbody" style:family="paragraph">
      <style:paragraph-properties fo:margin-bottom="0in" fo:line-height="137%"/>
      <style:text-properties style:font-name="Arial" fo:color="#000000" style:text-underline-type="single" style:text-underline-style="solid" style:text-underline-width="auto" style:text-underline-mode="continuous"/>
    </style:style>
    <style:style style:name="P106" style:parent-style-name="Textbody" style:family="paragraph">
      <style:paragraph-properties fo:margin-bottom="0in" fo:line-height="137%"/>
      <style:text-properties style:font-name="Arial" fo:color="#000000"/>
    </style:style>
    <style:style style:name="P107" style:parent-style-name="Textbody" style:family="paragraph">
      <style:paragraph-properties fo:margin-bottom="0in" fo:line-height="137%"/>
      <style:text-properties style:font-name="Arial" fo:color="#000000"/>
    </style:style>
  </office:automatic-styles>
  <office:body>
    <office:text text:use-soft-page-breaks="true">
      <text:p text:style-name="P1">Napisz program (w wybranym przez siebie języku), który<text:s/>uruchamia<text:s/>przydział zadań z możliwością zmiany parametrów.</text:p>
      <text:p text:style-name="P2"/>
      <text:p text:style-name="P3">Wejście (parametry powinny mieć sensowne wartości domyślne):</text:p>
      <text:list text:style-name="LFO1" text:continue-numbering="true">
        <text:list-item>
          <text:p text:style-name="P4"><text:span text:style-name="T5">Rozmiar sieci (</text:span><text:span text:style-name="T6">n</text:span><text:span text:style-name="T7">)</text:span></text:p>
        </text:list-item>
        <text:list-item>
          <text:p text:style-name="P8"/>
        </text:list-item>
        <text:list-item>
          <text:p text:style-name="P9"><text:span text:style-name="T10">Procent requestorow (</text:span><text:span text:style-name="T11">p</text:span><text:span text:style-name="T12">)</text:span></text:p>
        </text:list-item>
        <text:list-item>
          <text:p text:style-name="P13"><text:span text:style-name="T14">Liczba liczących podzadanie (</text:span><text:span text:style-name="T15">m</text:span><text:span text:style-name="T16">)</text:span></text:p>
        </text:list-item>
        <text:list-item>
          <text:p text:style-name="P17"><text:span text:style-name="T18">Rozkład / parametry rozkładu czasu liczenia zadania (</text:span><text:span text:style-name="T19">t</text:span><text:span text:style-name="T20">)</text:span></text:p>
        </text:list-item>
        <text:list-item>
          <text:p text:style-name="P21"><text:span text:style-name="T22">Rozkład / par</text:span><text:span text:style-name="T23">ametry rozkładu czasu pomiędzy zlecaniem zadań (</text:span><text:span text:style-name="T24">z</text:span><text:span text:style-name="T25">)</text:span></text:p>
        </text:list-item>
        <text:list-item>
          <text:p text:style-name="P26"><text:span text:style-name="T27">Czas trwania symulacji (</text:span><text:span text:style-name="T28">T</text:span><text:span text:style-name="T29">)</text:span></text:p>
        </text:list-item>
        <text:list-item>
          <text:p text:style-name="P30">Funkcja oceny stosowana przez requestorów do wyboru najlepszych providerów.</text:p>
        </text:list-item>
      </text:list>
      <text:p text:style-name="Textbody"/>
      <text:p text:style-name="P31">Wyjście:</text:p>
      <text:list text:style-name="LFO2" text:continue-numbering="true">
        <text:list-item>
          <text:p text:style-name="P32">Lista providerów z parametrami i liczbą policzonych przez nich zadań</text:p>
        </text:list-item>
      </text:list>
      <text:p text:style-name="Textbody"/>
      <text:p text:style-name="P33"><text:span text:style-name="T34">Chcemy symulować upros</text:span><text:span text:style-name="T35">zczone działanie sieci o zadanym rozmiarze<text:s/></text:span><text:span text:style-name="T36">n</text:span><text:span text:style-name="T37">. Ustalony procent sieci<text:s/></text:span><text:span text:style-name="T38">p</text:span><text:span text:style-name="T39"><text:s/></text:span><text:span text:style-name="T40">ma “pełnić funkcję” requestorów. Providerzy mają przypisane losowe wartości 3 atrybutów: cena [0.001, 5], wydajność [0.001, 10] i reputacja [0, 1].</text:span></text:p>
      <text:p text:style-name="P41"><text:span text:style-name="T42">Providerzy czekają, aż requestorzy<text:s/></text:span><text:span text:style-name="T43">ogłoszą jakieś zadanie i zgłaszają się do policzenia. Jeśli zostaną wybrani to losują swój czas liczenia zadania (</text:span><text:span text:style-name="T44">t)<text:s/></text:span><text:span text:style-name="T45">zgodnie z podanym rozkładem. Przez ustalony czas<text:s/></text:span><text:span text:style-name="T46">t<text:s/></text:span><text:span text:style-name="T47">nie zgłaszają się do innych zleceń. Provider odnotowuje ile zadań policzył.</text:span></text:p>
      <text:p text:style-name="P48"><text:span text:style-name="T49">Requestorzy<text:s/></text:span><text:span text:style-name="T50">losują czas ogłoszenia zadania (</text:span><text:span text:style-name="T51">z)<text:s/></text:span><text:span text:style-name="T52">zgodnie z podanym rozkładem i po upłynięciu wylosowanego czasu<text:s/></text:span><text:span text:style-name="T53">z<text:s/></text:span><text:span text:style-name="T54">ogłaszają zadanie. Z ofert otrzymanych przez wolnych providerów wybierają<text:s/></text:span><text:span text:style-name="T55">m<text:s/></text:span><text:span text:style-name="T56">najlepszych i informują ich o przydzieleniu zadania. Następnie losują kolejną wa</text:span><text:span text:style-name="T57">rtość<text:s/></text:span><text:span text:style-name="T58">z<text:s/></text:span><text:span text:style-name="T59">i powtarzają operację. Jeśli w danym momencie zgłasza się mniej niż<text:s/></text:span><text:span text:style-name="T60">m<text:s/></text:span><text:span text:style-name="T61">providerów trzeba poczekać aż pojawią się kolejne oferty.</text:span></text:p>
      <text:p text:style-name="P62"><text:span text:style-name="T63">Symulacja kończy się po<text:s/></text:span><text:span text:style-name="T64">T</text:span><text:span text:style-name="T65"><text:s/></text:span><text:span text:style-name="T66">sekundach, wtedy powinna zostać wypisana lista providerów z ich parametrami i liczbą policzonych zadań.</text:span></text:p>
      <text:p text:style-name="Textbody"/>
      <text:p text:style-name="Textbody"/>
      <text:p text:style-name="P67">Przykład</text:p>
      <text:p text:style-name="P68">n = 10</text:p>
      <text:p text:style-name="P69">p = 20</text:p>
      <text:p text:style-name="P70">m = 5</text:p>
      <text:p text:style-name="P71"><text:span text:style-name="T72">t<text:s/></text:span><text:span text:style-name="T73">ma być wyznaczone z rozkładu jednostajnego z przedziału [1, 3]</text:span></text:p>
      <text:p text:style-name="P74"><text:span text:style-name="T75">z<text:s/></text:span><text:span text:style-name="T76">ma być wyznaczone z rozkładu jednostajnego z przedz</text:span><text:span text:style-name="T77">iału [3, 5]</text:span></text:p>
      <text:p text:style-name="P78">T = 30</text:p>
      <text:p text:style-name="P79">Funkcja oceny providera = najlepsza cena</text:p>
      <text:p text:style-name="Textbody"/>
      <text:p text:style-name="P80"><text:span text:style-name="T81">Symulujemy sieć wielkości 10, z której 20% stanowią requestorzy, zatem mamy 8 providerów i 2 requestorów. Pierwszy requestor losuje<text:s/></text:span><text:span text:style-name="T82">z = 3,<text:s/></text:span><text:span text:style-name="T83">drugi<text:s/></text:span><text:span text:style-name="T84">z = 4.<text:s/></text:span><text:span text:style-name="T85">Po 3 sekundach pierwszy requestor ogłasza<text:s/></text:span><text:span text:style-name="T86">zadanie, wszystkich 8 providerów zgłasza się do zadania. Requestor 1 wybiera pięciu providerów z najlepszą ceną. Wszyscy losują sobie czas<text:s/></text:span><text:span text:style-name="T87">t</text:span><text:span text:style-name="T88"><text:s/></text:span><text:span text:style-name="T89">(np. 1.2, 1.5, 1.7, 2, 2.8).</text:span></text:p>
      <text:p text:style-name="P90">W 4 sekundzie 2 requestor ogłasza zadanie. Tylko 3 providerów zgłasza się w tym momencie do zadania. Requestor musi poczekać jeszcze 0.5 sekundy aż 2 providerzy skończą liczyć zadanie dla requestora 1. Wtedy przyznaje zadanie wszystkim 5 pozostałym providerom.</text:p>
      <text:p text:style-name="P91"><text:span text:style-name="T92">Requestor 1 wylosował kolejną wartość<text:s/></text:span><text:span text:style-name="T93">z<text:s/></text:span><text:span text:style-name="T94">po przydzieleniu pierwszego zadania rów</text:span><text:span text:style-name="T95">ną 5, więc kolejne zadanie ogłosi w 8 sekundzie.</text:span></text:p>
      <text:p text:style-name="P96">Po 30 sekundach symulacja zatrzymuje się a na wyjściu wypisywane jest:</text:p>
      <text:p text:style-name="P97">Provider1 (3, 2, 0.2) 4</text:p>
      <text:p text:style-name="P98">Provider2 (0.4, 5, 0.1) 6</text:p>
      <text:p text:style-name="P99">…</text:p>
      <text:p text:style-name="P100">Provider8 (4.2, 10, 0.9) 3</text:p>
      <text:p text:style-name="Textbody"/>
      <text:p text:style-name="P101"><text:span text:style-name="T102">Czyli<text:s/></text:span><text:span text:style-name="T103">NazwaProvidera (cena, wydajność, reputacja) liczb</text:span><text:span text:style-name="T104">a policzonych zadań</text:span></text:p>
      <text:p text:style-name="Textbody"/>
      <text:p text:style-name="P105">Uwagi:</text:p>
      <text:p text:style-name="P106">Wspierane rozkłady - wersja minimum to rozkład jednostajny, ale dobrze by było, gdyby były też 2-3 inne sensowne do wyboru.</text:p>
      <text:p text:style-name="P107">Funkcja oceny providera - wersja minimum to 3 funkcje, które oceniają pojedyncze parametry, ale równie<text:s/>dobrze można to zastąpić odpowiednio skonstruowaną funkcją z wagami lub jakimś innym autorskim pomysłem.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rzegorz Gruszczynski</dc:creator>
    <meta:creation-date>2016-12-27T19:25:00Z</meta:creation-date>
    <dc:date>2017-01-05T14:53:00Z</dc:date>
    <meta:print-date>2016-12-27T19:28:00Z</meta:print-date>
    <meta:template xlink:href="Normal.dotm" xlink:type="simple"/>
    <meta:editing-cycles>4</meta:editing-cycles>
    <meta:editing-duration>PT6840S</meta:editing-duration>
    <meta:document-statistic meta:page-count="1" meta:paragraph-count="6" meta:word-count="448" meta:character-count="3133" meta:row-count="22" meta:non-whitespace-character-count="2691"/>
  </office:meta>
</office:document-meta>
</file>